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6cm"/>
    </style:style>
    <style:style style:name="co3" style:family="table-column">
      <style:table-column-properties fo:break-before="auto" style:column-width="4.362cm"/>
    </style:style>
    <style:style style:name="co4" style:family="table-column">
      <style:table-column-properties fo:break-before="auto" style:column-width="4.311cm"/>
    </style:style>
    <style:style style:name="co5" style:family="table-column">
      <style:table-column-properties fo:break-before="auto" style:column-width="8.22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Condensed" style:font-name-asian="DejaVu Sans Condensed1" style:font-name-complex="Lohit Hindi"/>
    </style:style>
    <style:style style:name="ce2" style:family="table-cell" style:parent-style-name="Default">
      <style:text-properties style:font-name="DejaVu Serif Condensed" fo:font-size="10pt" fo:language="en" fo:country="US" style:font-name-asian="DejaVu Sans Condensed" style:font-size-asian="10pt" style:language-asian="en" style:country-asian="US" style:font-name-complex="DejaVu Sans Condensed1" style:font-size-complex="10pt" style:language-complex="en" style:country-complex="US"/>
    </style:style>
    <style:style style:name="ce3" style:family="table-cell" style:parent-style-name="Default">
      <style:table-cell-properties fo:background-color="#ffb515"/>
    </style:style>
    <style:style style:name="T1" style:family="text">
      <style:text-properties style:font-name-asian="DejaVu Sans Condensed1" style:font-name-complex="Lohit Hindi"/>
    </style:style>
  </office:automatic-styles>
  <office:body>
    <office:spreadsheet>
      <table:table table:name="admi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人员表</text:p>
          </table:table-cell>
          <table:table-cell office:value-type="string">
            <text:p>Pers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ser_name</text:p>
          </table:table-cell>
          <table:table-cell office:value-type="string">
            <text:p>登录名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ssword</text:p>
          </table:table-cell>
          <table:table-cell office:value-type="string">
            <text:p>密码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erson_name</text:p>
          </table:table-cell>
          <table:table-cell office:value-type="string">
            <text:p>姓名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epartment_id</text:p>
          </table:table-cell>
          <table:table-cell office:value-type="string">
            <text:p>所属部门</text:p>
          </table:table-cell>
          <table:table-cell office:value-type="string">
            <text:p>外键指向部门表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部门表</text:p>
          </table:table-cell>
          <table:table-cell office:value-type="string">
            <text:p>Departmen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部门名称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subject_id</text:p>
          </table:table-cell>
          <table:table-cell office:value-type="string">
            <text:p>所属学科组</text:p>
          </table:table-cell>
          <table:table-cell table:style-name="ce1" office:value-type="string">
            <text:p>外键指向学科组表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学科组</text:p>
          </table:table-cell>
          <table:table-cell table:style-name="ce1" office:value-type="string">
            <text:p>Subjec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学科组名称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审评项目</text:p>
          </table:table-cell>
          <table:table-cell office:value-type="string">
            <text:p>ReviewProjec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ate</text:p>
          </table:table-cell>
          <table:table-cell office:value-type="string">
            <text:p>当前项目状态</text:p>
          </table:table-cell>
          <table:table-cell office:value-type="string">
            <text:p>新建立、进行中、已结束</text:p>
          </table:table-cell>
          <table:table-cell/>
        </table:table-row>
        <table:table-row table:style-name="ro2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2" office:value-type="string">
            <text:p>审评活动</text:p>
          </table:table-cell>
          <table:table-cell table:style-name="ce1" office:value-type="string">
            <text:p>ReviewActivity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egin_time</text:p>
          </table:table-cell>
          <table:table-cell office:value-type="string">
            <text:p>开始时间</text:p>
          </table:table-cell>
          <table:table-cell office:value-type="string">
            <text:p>控制登录</text:p>
          </table:table-cell>
          <table:table-cell/>
        </table:table-row>
        <table:table-row table:style-name="ro2">
          <table:table-cell/>
          <table:table-cell office:value-type="string">
            <text:p>end_time</text:p>
          </table:table-cell>
          <table:table-cell office:value-type="string">
            <text:p>结束时间</text:p>
          </table:table-cell>
          <table:table-cell office:value-type="string">
            <text:p>控制登录</text:p>
          </table:table-cell>
          <table:table-cell/>
        </table:table-row>
        <table:table-row table:style-name="ro2">
          <table:table-cell/>
          <table:table-cell office:value-type="string">
            <text:p>review_project_id</text:p>
          </table:table-cell>
          <table:table-cell office:value-type="string">
            <text:p>所属项目</text:p>
          </table:table-cell>
          <table:table-cell office:value-type="string">
            <text:p>外键指向审评项目</text:p>
          </table:table-cell>
          <table:table-cell/>
        </table:table-row>
        <table:table-row table:style-name="ro2">
          <table:table-cell/>
          <table:table-cell office:value-type="string">
            <text:p>activity_type</text:p>
          </table:table-cell>
          <table:table-cell office:value-type="string">
            <text:p>活动类型</text:p>
          </table:table-cell>
          <table:table-cell office:value-type="string">
            <text:p>用来决定调用那些代码模块的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活动之间关系</text:p>
          </table:table-cell>
          <table:table-cell table:style-name="ce1" office:value-type="string">
            <text:p>ReviewActivityRelati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e_activity_id</text:p>
          </table:table-cell>
          <table:table-cell office:value-type="string">
            <text:p>前置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2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4">
          <table:table-cell table:number-columns-repeated="2"/>
          <table:table-cell table:style-name="ce3" office:value-type="string">
            <text:p>前置活动判定条件</text:p>
          </table:table-cell>
          <table:table-cell table:style-name="ce3" office:value-type="string">
            <text:p>通过/未通过</text:p>
          </table:table-cell>
          <table:table-cell office:value-type="string">
            <text:p>初始阶段均以判定条件为通过</text:p>
          </table:table-cell>
        </table:table-row>
        <table:table-row table:style-name="ro2">
          <table:table-cell table:number-columns-repeated="5"/>
        </table:table-row>
        <table:table-row table:style-name="ro4">
          <table:table-cell/>
          <table:table-cell office:value-type="string">
            <text:p>人员参加活动</text:p>
          </table:table-cell>
          <table:table-cell office:value-type="string">
            <text:p>PersonActivity<text:span text:style-name="T1">Relation</text:span>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erson_id</text:p>
          </table:table-cell>
          <table:table-cell office:value-type="string">
            <text:p>人员</text:p>
          </table:table-cell>
          <table:table-cell office:value-type="string">
            <text:p>外键指向人员表</text:p>
          </table:table-cell>
          <table:table-cell/>
        </table:table-row>
        <table:table-row table:style-name="ro2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活动表</text:p>
          </table:table-cell>
          <table:table-cell/>
        </table:table-row>
        <table:table-row table:style-name="ro4">
          <table:table-cell/>
          <table:table-cell table:style-name="ce1" office:value-type="string">
            <text:p>review_result</text:p>
          </table:table-cell>
          <table:table-cell office:value-type="string">
            <text:p>审评结果</text:p>
          </table:table-cell>
          <table:table-cell office:value-type="string">
            <text:p>合格/不合格/未审评</text:p>
          </table:table-cell>
          <table:table-cell/>
        </table:table-row>
        <table:table-row table:style-name="ro2">
          <table:table-cell/>
          <table:table-cell table:style-name="ce1" office:value-type="string">
            <text:p>review_time</text:p>
          </table:table-cell>
          <table:table-cell office:value-type="string">
            <text:p>审评时间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reviewer</text:p>
          </table:table-cell>
          <table:table-cell office:value-type="string">
            <text:p>审评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4">
          <table:table-cell/>
          <table:table-cell office:value-type="string">
            <text:p>confirm_result</text:p>
          </table:table-cell>
          <table:table-cell office:value-type="string">
            <text:p>确认审评结果</text:p>
          </table:table-cell>
          <table:table-cell office:value-type="string">
            <text:p>合格/不合格/未审评</text:p>
          </table:table-cell>
          <table:table-cell/>
        </table:table-row>
        <table:table-row table:style-name="ro2">
          <table:table-cell/>
          <table:table-cell office:value-type="string">
            <text:p>confirm_time</text:p>
          </table:table-cell>
          <table:table-cell office:value-type="string">
            <text:p>审评确认时间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nfirmor</text:p>
          </table:table-cell>
          <table:table-cell office:value-type="string">
            <text:p>审评确认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4">
          <table:table-cell/>
          <table:table-cell table:style-name="ce1" office:value-type="string">
            <text:p>activity_result</text:p>
          </table:table-cell>
          <table:table-cell office:value-type="string">
            <text:p>该活动最终判定结果</text:p>
          </table:table-cell>
          <table:table-cell office:value-type="string">
            <text:p>通过/未通过</text:p>
          </table:table-cell>
          <table:table-cell office:value-type="string">
            <text:p>用于系统决定人员信息是否可以在下一个环节中可见</text:p>
          </table:table-cell>
        </table:table-row>
        <table:table-row table:style-name="ro2">
          <table:table-cell/>
          <table:table-cell office:value-type="string">
            <text:p>login_begin_time</text:p>
          </table:table-cell>
          <table:table-cell office:value-type="string">
            <text:p>特殊登录时间开始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login_end_time</text:p>
          </table:table-cell>
          <table:table-cell office:value-type="string">
            <text:p>特殊登录时间结束</text:p>
          </table:table-cell>
          <table:table-cell table:number-columns-repeated="2"/>
        </table:table-row>
        <table:table-row table:style-name="ro4">
          <table:table-cell/>
          <table:table-cell table:style-name="ce1" office:value-type="string">
            <text:p>is_leader</text:p>
          </table:table-cell>
          <table:table-cell office:value-type="string">
            <text:p>是否是组长</text:p>
          </table:table-cell>
          <table:table-cell office:value-type="string">
            <text:p>默认为false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4">
          <table:table-cell/>
          <table:table-cell office:value-type="string">
            <text:p>活动序列号表</text:p>
          </table:table-cell>
          <table:table-cell office:value-type="string">
            <text:p>SerialCod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de</text:p>
          </table:table-cell>
          <table:table-cell office:value-type="string">
            <text:p>序列号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erson_id</text:p>
          </table:table-cell>
          <table:table-cell office:value-type="string">
            <text:p>使用人员</text:p>
          </table:table-cell>
          <table:table-cell office:value-type="string">
            <text:p>外键指向人员表</text:p>
          </table:table-cell>
          <table:table-cell office:value-type="string">
            <text:p>被哪个人员使用</text:p>
          </table:table-cell>
        </table:table-row>
        <table:table-row table:style-name="ro2">
          <table:table-cell/>
          <table:table-cell office:value-type="string">
            <text:p>used_time</text:p>
          </table:table-cell>
          <table:table-cell office:value-type="string">
            <text:p>使用时间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atch_id</text:p>
          </table:table-cell>
          <table:table-cell table:style-name="ce1" office:value-type="string">
            <text:p>所属批次</text:p>
          </table:table-cell>
          <table:table-cell office:value-type="string">
            <text:p>外键指向活动序列号批次表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string">
            <text:p>活动序列号批次</text:p>
          </table:table-cell>
          <table:table-cell table:style-name="ce1" office:value-type="string">
            <text:p>SerialCodeBatch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ame</text:p>
          </table:table-cell>
          <table:table-cell table:style-name="ce1" office:value-type="string">
            <text:p>批次名称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end_time</text:p>
          </table:table-cell>
          <table:table-cell table:style-name="ce1" office:value-type="string">
            <text:p>有效时间截止到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build_time</text:p>
          </table:table-cell>
          <table:table-cell table:style-name="ce1" office:value-type="string">
            <text:p>生成时间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activity_id</text:p>
          </table:table-cell>
          <table:table-cell table:style-name="ce1" office:value-type="string">
            <text:p>所属活动</text:p>
          </table:table-cell>
          <table:table-cell table:style-name="ce1" office:value-type="string">
            <text:p>外键指向活动表</text:p>
          </table:table-cell>
          <table:table-cell/>
        </table:table-row>
        <table:table-row table:style-name="ro2">
          <table:table-cell/>
          <table:table-cell office:value-type="string">
            <text:p>remark</text:p>
          </table:table-cell>
          <table:table-cell office:value-type="string">
            <text:p>说明</text:p>
          </table:table-cell>
          <table:table-cell table:number-columns-repeated="2"/>
        </table:table-row>
        <table:table-row table:style-name="ro2" table:number-rows-repeated="12">
          <table:table-cell table:number-columns-repeated="5"/>
        </table:table-row>
        <table:table-row table:style-name="ro2">
          <table:table-cell/>
          <table:table-cell office:value-type="string">
            <text:p>论文等信息样例表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所属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名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上传时间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上传路径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论文活动中审核结果表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论文</text:p>
          </table:table-cell>
          <table:table-cell office:value-type="string">
            <text:p>外键指向论文表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活动</text:p>
          </table:table-cell>
          <table:table-cell office:value-type="string">
            <text:p>外键指向活动表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审核结果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审核人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审核时间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部门在活动中排序表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部门</text:p>
          </table:table-cell>
          <table:table-cell table:style-name="ce1" office:value-type="string">
            <text:p>外键指向部门表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活动</text:p>
          </table:table-cell>
          <table:table-cell table:style-name="ce1" office:value-type="string">
            <text:p>外键指向活动表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顺序</text:p>
          </table:table-cell>
          <table:table-cell table:number-columns-repeated="2"/>
        </table:table-row>
      </table:table>
      <table:table table:name="工作表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 Condensed" fo:language="en" fo:country="US" style:font-name-asian="DejaVu Sans" style:language-asian="zh" style:country-asian="CN" style:font-name-complex="DejaVu Sans Condensed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Condensed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0">2011／10／10</text:date>, <text:time>10:14:0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0T10:14:01</meta:creation-date>
    <meta:editing-duration>P0D</meta:editing-duration>
    <meta:editing-cycles>1</meta:editing-cycles>
    <meta:generator>OpenOffice.org/3.3$Linux OpenOffice.org_project/330m9$Build-9529</meta:generator>
    <meta:document-statistic meta:table-count="2" meta:cell-count="143" meta:object-count="0"/>
  </office:meta>
</office:document-meta>
</file>